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2" style:family="paragraph" style:parent-style-name="Standard">
      <style:paragraph-properties fo:margin-left="0in" fo:margin-right="-0.0374in" fo:text-indent="0in" style:auto-text-indent="false"/>
    </style:style>
    <style:style style:name="P3"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5"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officeooo:paragraph-rsid="0016a82e" style:font-size-asian="11pt" style:font-weight-asian="bold" style:font-name-complex="AGaramond" style:font-size-complex="11pt"/>
    </style:style>
    <style:style style:name="P6"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font-weight-complex="bold"/>
    </style:style>
    <style:style style:name="P7"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8"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10"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11"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12" style:family="paragraph" style:parent-style-name="Standard">
      <style:paragraph-properties fo:margin-left="0in" fo:margin-right="-0.0374in" fo:text-indent="0in" style:auto-text-indent="false"/>
      <style:text-properties style:font-name="AGaramond" style:font-name-complex="AGaramond"/>
    </style:style>
    <style:style style:name="P13"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4"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6"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7"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8" style:family="paragraph" style:parent-style-name="Standard">
      <style:paragraph-properties fo:margin-left="0in" fo:margin-right="-0.0374in" fo:text-indent="0in" style:auto-text-indent="false">
        <style:tab-stops>
          <style:tab-stop style:position="6.8752in" style:type="right"/>
        </style:tab-stops>
      </style:paragraph-properties>
      <style:text-properties fo:font-variant="small-caps" style:font-name="AGaramond" fo:font-size="11pt" style:font-size-asian="11pt" style:font-name-complex="AGaramond" style:font-size-complex="11pt" style:font-weight-complex="bold"/>
    </style:style>
    <style:style style:name="P19"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20" style:family="paragraph" style:parent-style-name="Standard">
      <style:paragraph-properties fo:margin-left="0in" fo:margin-right="-0.0374in"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0374in" fo:text-indent="0in" style:auto-text-indent="false">
        <style:tab-stops>
          <style:tab-stop style:position="6.5in" style:type="right"/>
        </style:tab-stops>
      </style:paragraph-properties>
      <style:text-properties officeooo:paragraph-rsid="0016a82e"/>
    </style:style>
    <style:style style:name="P22"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23"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24" style:family="paragraph" style:parent-style-name="Standard">
      <style:text-properties style:font-name="AGaramond" fo:font-size="11pt" style:font-size-asian="11pt" style:font-name-complex="AGaramond" style:font-size-complex="11pt"/>
    </style:style>
    <style:style style:name="P25"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26" style:family="paragraph" style:parent-style-name="Standard">
      <style:paragraph-properties style:text-autospace="none"/>
      <style:text-properties style:font-name="AGaramond" fo:font-size="11pt" style:font-size-asian="11pt" style:font-name-complex="AGaramond" style:font-size-complex="11pt"/>
    </style:style>
    <style:style style:name="P27"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8"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9" style:family="paragraph" style:parent-style-name="Standard">
      <style:paragraph-properties>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30" style:family="paragraph" style:parent-style-name="Standard">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1" style:family="paragraph" style:parent-style-name="Standard">
      <style:paragraph-properties fo:text-align="justify" style:justify-single-word="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2"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33" style:family="paragraph" style:parent-style-name="Standard">
      <style:text-properties style:font-name="AGaramond" fo:font-size="11pt" style:font-name-asian="AGaramond" style:font-size-asian="11pt" style:font-name-complex="AGaramond" style:font-size-complex="11pt"/>
    </style:style>
    <style:style style:name="P34" style:family="paragraph" style:parent-style-name="Standard">
      <style:text-properties style:font-name="AGaramond" style:font-name-complex="AGaramond"/>
    </style:style>
    <style:style style:name="P35" style:family="paragraph" style:parent-style-name="Standard">
      <style:paragraph-properties fo:orphans="2" fo:widows="2"/>
    </style:style>
    <style:style style:name="P36" style:family="paragraph" style:parent-style-name="Standard">
      <style:paragraph-properties fo:orphans="2" fo:widows="2" style:text-autospace="none"/>
    </style:style>
    <style:style style:name="P37" style:family="paragraph" style:parent-style-name="Standard">
      <style:paragraph-properties>
        <style:tab-stops>
          <style:tab-stop style:position="0.25in"/>
        </style:tab-stops>
      </style:paragraph-properties>
    </style:style>
    <style:style style:name="P38" style:family="paragraph" style:parent-style-name="Standard">
      <style:paragraph-properties style:text-autospace="none"/>
      <style:text-properties fo:font-weight="bold" style:font-weight-asian="bold"/>
    </style:style>
    <style:style style:name="P39" style:family="paragraph" style:parent-style-name="Standard">
      <style:text-properties fo:font-variant="small-caps" style:font-name="AGaramond" fo:font-size="14pt" style:font-size-asian="14pt" style:font-name-complex="AGaramond" style:font-size-complex="14pt"/>
    </style:style>
    <style:style style:name="P40" style:family="paragraph" style:parent-style-name="Standard">
      <style:text-properties fo:font-variant="small-caps" style:font-name="AGaramond" fo:font-size="14pt" officeooo:rsid="000f2892" style:font-size-asian="14pt" style:font-name-complex="AGaramond" style:font-size-complex="14pt"/>
    </style:style>
    <style:style style:name="P41" style:family="paragraph" style:parent-style-name="Standard">
      <style:text-properties fo:font-variant="small-caps" style:font-name="AGaramond" fo:font-size="14pt" officeooo:paragraph-rsid="001039da" style:font-size-asian="14pt" style:font-name-complex="AGaramond" style:font-size-complex="14pt"/>
    </style:style>
    <style:style style:name="P42"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43"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44" style:family="paragraph" style:parent-style-name="Standard">
      <style:text-properties fo:font-variant="small-caps" style:font-name="AGaramond" fo:font-size="11pt" fo:font-weight="bold" style:font-size-asian="11pt" style:font-weight-asian="bold" style:font-name-complex="AGaramond" style:font-size-complex="11pt"/>
    </style:style>
    <style:style style:name="P45" style:family="paragraph" style:parent-style-name="Standard">
      <style:paragraph-properties fo:orphans="2" fo:widows="2"/>
      <style:text-properties fo:font-variant="small-caps" style:font-name="AGaramond" fo:font-size="11pt" fo:font-weight="bold" style:font-size-asian="11pt" style:font-weight-asian="bold" style:font-name-complex="AGaramond" style:font-size-complex="11pt" style:font-weight-complex="bold"/>
    </style:style>
    <style:style style:name="P46"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47"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0f2892" style:font-name-asian="Times New Roman" style:font-size-asian="11pt" style:font-name-complex="AGaramond" style:font-size-complex="11pt" style:language-complex="ar" style:country-complex="SA"/>
    </style:style>
    <style:style style:name="P48"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49" style:family="paragraph" style:parent-style-name="Standard">
      <style:text-properties fo:font-variant="small-caps" style:use-window-font-color="true" style:font-name="AGaramond" fo:font-size="11pt" fo:language="en" fo:country="US" officeooo:rsid="001039da" officeooo:paragraph-rsid="000f2892" style:font-name-asian="Times New Roman" style:font-size-asian="11pt" style:font-name-complex="AGaramond" style:font-size-complex="11pt" style:language-complex="ar" style:country-complex="SA"/>
    </style:style>
    <style:style style:name="P50" style:family="paragraph" style:parent-style-name="Standard">
      <style:paragraph-properties fo:line-height="90%"/>
    </style:style>
    <style:style style:name="P51" style:family="paragraph" style:parent-style-name="Standard">
      <style:paragraph-properties>
        <style:tab-stops>
          <style:tab-stop style:position="6.5in" style:type="right"/>
        </style:tab-stops>
      </style:paragraph-properties>
    </style:style>
    <style:style style:name="P52" style:family="paragraph" style:parent-style-name="Standard">
      <style:paragraph-properties fo:orphans="2" fo:widows="2" style:text-autospace="none"/>
      <style:text-properties style:font-size-complex="12pt"/>
    </style:style>
    <style:style style:name="P53" style:family="paragraph" style:parent-style-name="Standard">
      <style:paragraph-properties style:text-autospace="none"/>
    </style:style>
    <style:style style:name="P54" style:family="paragraph" style:parent-style-name="Standard">
      <style:text-properties officeooo:rsid="000c9c06" officeooo:paragraph-rsid="000c9c06"/>
    </style:style>
    <style:style style:name="P55"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56"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57" style:family="paragraph" style:parent-style-name="Standard">
      <style:text-properties style:use-window-font-color="true" style:font-name="AGaramond" fo:font-size="14pt" fo:language="en" fo:country="US" officeooo:rsid="000e85f2" officeooo:paragraph-rsid="001039da" style:font-name-asian="Times New Roman" style:font-size-asian="14pt" style:font-name-complex="AGaramond" style:font-size-complex="14pt" style:language-complex="ar" style:country-complex="SA"/>
    </style:style>
    <style:style style:name="P58" style:family="paragraph" style:parent-style-name="Standard">
      <style:text-properties officeooo:rsid="000f2892" officeooo:paragraph-rsid="000f2892"/>
    </style:style>
    <style:style style:name="P59"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60"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61" style:family="paragraph" style:parent-style-name="Standard">
      <style:paragraph-properties fo:margin-left="1.5in" fo:margin-right="-0.0374in" fo:text-indent="0in" style:auto-text-indent="false"/>
      <style:text-properties style:font-name="AGaramond" style:font-name-complex="AGaramond"/>
    </style:style>
    <style:style style:name="P62"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63" style:family="paragraph" style:parent-style-name="Text_20_body">
      <style:text-properties style:font-name="AGaramond" fo:font-size="11pt" style:font-size-asian="11pt" style:font-name-complex="AGaramond" style:font-size-complex="11pt"/>
    </style:style>
    <style:style style:name="P64" style:family="paragraph" style:parent-style-name="Text_20_body">
      <style:text-properties style:font-name="AGaramond" fo:font-size="11pt" officeooo:paragraph-rsid="00144289" style:font-size-asian="11pt" style:font-name-complex="AGaramond" style:font-size-complex="11pt"/>
    </style:style>
    <style:style style:name="P65" style:family="paragraph" style:parent-style-name="Text_20_body">
      <style:text-properties fo:color="#000000" style:font-name="AGaramond" fo:font-size="11pt" style:font-size-asian="11pt" style:font-name-complex="AGaramond" style:font-size-complex="11pt"/>
    </style:style>
    <style:style style:name="P66" style:family="paragraph" style:parent-style-name="Text_20_body">
      <style:paragraph-properties fo:text-align="center" style:justify-single-word="false"/>
      <style:text-properties fo:font-variant="small-caps" style:font-name="AGaramond" style:font-name-complex="AGaramond"/>
    </style:style>
    <style:style style:name="P67"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68" style:family="paragraph" style:parent-style-name="Text_20_body">
      <style:paragraph-properties fo:padding-left="0in" fo:padding-right="0in" fo:padding-top="0in" fo:padding-bottom="0.0138in" fo:border-left="none" fo:border-right="none" fo:border-top="none" fo:border-bottom="0.51pt dotted #000000"/>
    </style:style>
    <style:style style:name="P69"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70" style:family="paragraph" style:parent-style-name="Text_20_body">
      <style:paragraph-properties fo:margin-left="0.5in" fo:margin-right="-0.0374in" fo:text-indent="0in" style:auto-text-indent="false"/>
    </style:style>
    <style:style style:name="P71"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72" style:family="paragraph" style:parent-style-name="Standard">
      <style:paragraph-properties fo:margin-left="0.5in" fo:margin-right="-0.0374in" fo:text-indent="0in" style:auto-text-indent="false"/>
    </style:style>
    <style:style style:name="P73"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74" style:family="paragraph" style:parent-style-name="Text_20_body">
      <style:paragraph-properties fo:margin-left="0.5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officeooo:paragraph-rsid="00141dc7" style:font-name-complex="AGaramond"/>
    </style:style>
    <style:style style:name="P75" style:family="paragraph" style:parent-style-name="Text_20_body">
      <style:paragraph-properties fo:margin-left="0in" fo:margin-right="-0.0374in" fo:text-indent="0.5in" style:auto-text-indent="false"/>
    </style:style>
    <style:style style:name="P76"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0in" fo:margin-right="-0.0374in" fo:text-indent="0.5in" style:auto-text-indent="false"/>
    </style:style>
    <style:style style:name="P78"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79"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80" style:family="paragraph" style:parent-style-name="Standard">
      <style:paragraph-properties fo:margin-top="0.0417in" fo:margin-bottom="0.0417in" style:contextual-spacing="false" fo:text-align="center" style:justify-single-word="false"/>
    </style:style>
    <style:style style:name="P81"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AGaramond" fo:font-size="11pt" fo:font-weight="bold" style:font-size-asian="11pt" style:font-weight-asian="bold" style:font-name-complex="AGaramond" style:font-size-complex="11pt"/>
    </style:style>
    <style:style style:name="P82" style:family="paragraph" style:parent-style-name="Standard">
      <style:paragraph-properties fo:margin-left="2in" fo:margin-right="0in" fo:text-indent="0.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83" style:family="paragraph" style:parent-style-name="Standard">
      <style:paragraph-properties fo:margin-left="2in" fo:margin-right="0in" fo:text-indent="0.5in" style:auto-text-indent="false"/>
      <style:text-properties fo:font-variant="small-caps" style:font-name="AGaramond" fo:font-size="10pt" style:text-underline-style="solid" style:text-underline-width="auto" style:text-underline-color="font-color" fo:font-weight="bold" style:font-size-asian="10pt" style:font-weight-asian="bold" style:font-name-complex="AGaramond"/>
    </style:style>
    <style:style style:name="P84" style:family="paragraph" style:parent-style-name="Standard">
      <style:paragraph-properties fo:margin-left="0.25in" fo:margin-right="0in" fo:text-indent="-0.25in" style:auto-text-indent="false">
        <style:tab-stops>
          <style:tab-stop style:position="0.25in"/>
        </style:tab-stops>
      </style:paragraph-properties>
    </style:style>
    <style:style style:name="P85" style:family="paragraph" style:parent-style-name="Standard">
      <style:paragraph-properties fo:margin-left="0.25in" fo:margin-right="-0.0374in" fo:text-indent="-0.25in" style:auto-text-indent="false">
        <style:tab-stops>
          <style:tab-stop style:position="0.25in"/>
        </style:tab-stops>
      </style:paragraph-properties>
    </style:style>
    <style:style style:name="P86"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87"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88" style:family="paragraph" style:parent-style-name="Standard">
      <style:paragraph-properties fo:margin-left="0.5in" fo:margin-right="-0.0374in" fo:text-indent="-0.5in" style:auto-text-indent="false"/>
    </style:style>
    <style:style style:name="P89"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90"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91"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92"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93"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94" style:family="paragraph" style:parent-style-name="Standard">
      <style:paragraph-properties fo:margin-left="0in" fo:margin-right="0in" fo:text-indent="0.5in" style:auto-text-indent="false"/>
    </style:style>
    <style:style style:name="P95" style:family="paragraph" style:parent-style-name="Standard">
      <style:paragraph-properties fo:margin-left="0in" fo:margin-right="0in" fo:orphans="2" fo:widows="2" fo:text-indent="0.5in" style:auto-text-indent="false" style:text-autospace="none"/>
    </style:style>
    <style:style style:name="P96" style:family="paragraph" style:parent-style-name="Standard">
      <style:paragraph-properties fo:margin-left="0.5in" fo:margin-right="0in" fo:text-indent="-0.5in" style:auto-text-indent="false" style:text-autospace="none"/>
    </style:style>
    <style:style style:name="P97"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98"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99" style:family="paragraph" style:parent-style-name="Standard">
      <style:paragraph-properties fo:margin-left="1.5in" fo:margin-right="-0.0374in" fo:text-align="center" style:justify-single-word="false" fo:text-indent="-1.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00"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101" style:family="paragraph" style:parent-style-name="Standard">
      <style:paragraph-properties fo:margin-left="0in" fo:margin-right="0in" fo:text-indent="0in" style:auto-text-indent="false"/>
      <style:text-properties style:font-name="AGaramond" fo:font-size="11pt" officeooo:rsid="000db7c3" officeooo:paragraph-rsid="000db7c3" style:font-size-asian="11pt" style:font-name-complex="AGaramond" style:font-size-complex="11pt"/>
    </style:style>
    <style:style style:name="P102"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103" style:family="paragraph" style:parent-style-name="Standard">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4" style:family="paragraph" style:parent-style-name="Standard" style:list-style-name="L1">
      <style:text-properties officeooo:paragraph-rsid="000db7c3"/>
    </style:style>
    <style:style style:name="P105" style:family="paragraph" style:parent-style-name="Standard" style:list-style-name="WW8Num14">
      <style:text-properties style:font-name="AGaramond" fo:font-size="11pt" officeooo:paragraph-rsid="00141dc7" style:font-size-asian="11pt" style:font-name-complex="AGaramond" style:font-size-complex="11pt"/>
    </style:style>
    <style:style style:name="P106"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107"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108"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109"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110"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11" style:family="paragraph" style:parent-style-name="Standard" style:list-style-name="WW8Num14">
      <style:paragraph-properties fo:margin-left="0.5in" fo:margin-right="-0.0374in" fo:text-indent="-0.25in" style:auto-text-indent="false"/>
    </style:style>
    <style:style style:name="P112"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AGaramond" fo:font-size="10pt" style:font-size-asian="10pt" style:font-name-complex="AGaramond"/>
    </style:style>
    <style:style style:name="P113"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AGaramond" fo:font-size="16pt" style:text-underline-style="none" style:font-size-asian="16pt" style:font-name-complex="AGaramond" style:font-size-complex="16pt"/>
    </style:style>
    <style:style style:name="P114" style:family="paragraph" style:parent-style-name="Heading_20_2">
      <style:paragraph-properties fo:margin-left="0in" fo:margin-right="-0.5in" fo:text-indent="0in" style:auto-text-indent="false">
        <style:tab-stops>
          <style:tab-stop style:position="2.3752in"/>
        </style:tab-stops>
      </style:paragraph-properties>
    </style:style>
    <style:style style:name="P115" style:family="paragraph" style:parent-style-name="Heading_20_2">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6" style:family="paragraph" style:parent-style-name="Heading_20_2">
      <style:paragraph-properties fo:margin-left="1.5in" fo:margin-right="-0.5in" fo:text-indent="0.5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7" style:family="paragraph" style:parent-style-name="Heading_20_4">
      <style:paragraph-properties fo:margin-left="1.5in" fo:margin-right="-0.0374in" fo:text-indent="0in" style:auto-text-indent="false">
        <style:tab-stops>
          <style:tab-stop style:position="6.8752in" style:type="right"/>
        </style:tab-stops>
      </style:paragraph-properties>
      <style:text-properties style:font-name="AGaramond" style:font-name-complex="AGaramond"/>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fo:font-weight="bold" style:font-size-asian="11pt" style:font-weight-asian="bold" style:font-name-complex="AGaramond" style:font-size-complex="11pt" style:font-weight-complex="bold"/>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8"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9" style:family="text">
      <style:text-properties fo:font-variant="small-caps" style:font-name="AGaramond" fo:font-size="14pt" style:font-size-asian="14pt" style:font-name-complex="AGaramond" style:font-size-complex="14pt"/>
    </style:style>
    <style:style style:name="T10" style:family="text">
      <style:text-properties fo:font-variant="small-caps" style:font-name="AGaramond" fo:font-size="14pt" officeooo:rsid="00129aa5" style:font-size-asian="14pt" style:font-name-complex="AGaramond" style:font-size-complex="14pt"/>
    </style:style>
    <style:style style:name="T11" style:family="text">
      <style:text-properties fo:font-variant="small-caps" style:text-position="super 58%"/>
    </style:style>
    <style:style style:name="T12" style:family="text">
      <style:text-properties fo:font-variant="small-caps" style:text-position="0% 100%"/>
    </style:style>
    <style:style style:name="T13" style:family="text">
      <style:text-properties fo:font-variant="small-caps" officeooo:rsid="0016a82e"/>
    </style:style>
    <style:style style:name="T14" style:family="text">
      <style:text-properties style:font-name="AGaramond" fo:font-size="11pt" style:font-size-asian="11pt" style:font-name-complex="AGaramond" style:font-size-complex="11pt"/>
    </style:style>
    <style:style style:name="T15" style:family="text">
      <style:text-properties style:font-name="AGaramond" fo:font-size="11pt" style:font-size-asian="11pt" style:font-name-complex="AGaramond" style:font-size-complex="11pt" style:font-weight-complex="bold"/>
    </style:style>
    <style:style style:name="T16" style:family="text">
      <style:text-properties style:font-name="AGaramond" fo:font-size="11pt" officeooo:rsid="000e85f2" style:font-size-asian="11pt" style:font-name-complex="AGaramond" style:font-size-complex="11pt"/>
    </style:style>
    <style:style style:name="T17" style:family="text">
      <style:text-properties style:font-name="AGaramond" fo:font-size="11pt" officeooo:rsid="00141dc7" style:font-size-asian="11pt" style:font-name-complex="AGaramond" style:font-size-complex="11pt"/>
    </style:style>
    <style:style style:name="T18" style:family="text">
      <style:text-properties style:font-name="AGaramond" fo:font-size="11pt" officeooo:rsid="0016a82e" style:font-size-asian="11pt" style:font-name-complex="AGaramond" style:font-size-complex="11pt"/>
    </style:style>
    <style:style style:name="T19" style:family="text">
      <style:text-properties style:font-name="AGaramond" fo:font-size="11pt" officeooo:rsid="00196d5f" style:font-size-asian="11pt" style:font-name-complex="AGaramond" style:font-size-complex="11pt"/>
    </style:style>
    <style:style style:name="T20" style:family="text">
      <style:text-properties style:font-name="AGaramond" fo:font-size="11pt" style:font-size-asian="11pt" style:font-name-complex="Arial" style:font-size-complex="11pt"/>
    </style:style>
    <style:style style:name="T21" style:family="text">
      <style:text-properties style:font-name="AGaramond" fo:font-size="11pt" fo:font-style="italic" style:font-size-asian="11pt" style:font-style-asian="italic" style:font-name-complex="AGaramond" style:font-size-complex="11pt"/>
    </style:style>
    <style:style style:name="T22" style:family="text">
      <style:text-properties style:font-name="AGaramond" fo:font-size="11pt" fo:font-style="italic" style:font-name-asian="AGaramond" style:font-size-asian="11pt" style:font-style-asian="italic" style:font-name-complex="AGaramond" style:font-size-complex="11pt"/>
    </style:style>
    <style:style style:name="T23" style:family="text">
      <style:text-properties style:font-name="AGaramond" fo:font-size="11pt" fo:font-weight="bold" style:font-size-asian="11pt" style:font-weight-asian="bold" style:font-name-complex="AGaramond" style:font-size-complex="11pt"/>
    </style:style>
    <style:style style:name="T24" style:family="text">
      <style:text-properties style:font-name="AGaramond" fo:font-size="11pt" fo:font-weight="bold" style:font-size-asian="11pt" style:font-weight-asian="bold" style:font-name-complex="AGaramond" style:font-size-complex="11pt" style:font-weight-complex="bold"/>
    </style:style>
    <style:style style:name="T25" style:family="text">
      <style:text-properties style:font-name="AGaramond" fo:font-size="11pt" fo:language="en" fo:country="none" style:font-size-asian="11pt" style:font-name-complex="AGaramond" style:font-size-complex="11pt"/>
    </style:style>
    <style:style style:name="T26" style:family="text">
      <style:text-properties style:font-name="AGaramond" fo:font-size="11pt" fo:language="en" fo:country="none" officeooo:rsid="000c9c06" style:font-size-asian="11pt" style:font-name-complex="AGaramond" style:font-size-complex="11pt"/>
    </style:style>
    <style:style style:name="T27" style:family="text">
      <style:text-properties style:font-name="AGaramond" fo:font-size="11pt" fo:language="en" fo:country="none" officeooo:rsid="00196d5f" style:font-size-asian="11pt" style:font-name-complex="AGaramond" style:font-size-complex="11pt"/>
    </style:style>
    <style:style style:name="T28" style:family="text">
      <style:text-properties style:font-name="AGaramond" fo:font-size="11pt" style:font-name-asian="AGaramond" style:font-size-asian="11pt" style:font-name-complex="AGaramond" style:font-size-complex="11pt"/>
    </style:style>
    <style:style style:name="T29" style:family="text">
      <style:text-properties style:font-name="AGaramond" fo:font-size="11pt" style:font-name-asian="AGaramond" style:font-size-asian="11pt" style:font-name-complex="AGaramond" style:font-size-complex="11pt" style:font-weight-complex="bold"/>
    </style:style>
    <style:style style:name="T30"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31" style:family="text">
      <style:text-properties style:font-name="AGaramond" fo:font-size="10pt" fo:font-weight="bold" style:font-size-asian="10pt" style:font-weight-asian="bold" style:font-name-complex="AGaramond"/>
    </style:style>
    <style:style style:name="T32" style:family="text">
      <style:text-properties style:font-name="AGaramond" fo:font-size="10pt" fo:font-weight="bold" style:font-name-asian="AGaramond" style:font-size-asian="10pt" style:font-weight-asian="bold" style:font-name-complex="AGaramond"/>
    </style:style>
    <style:style style:name="T33" style:family="text">
      <style:text-properties style:font-name="AGaramond" style:font-name-complex="AGaramond"/>
    </style:style>
    <style:style style:name="T34" style:family="text">
      <style:text-properties style:font-name="AGaramond" fo:font-size="14pt" style:text-underline-style="solid" style:text-underline-width="auto" style:text-underline-color="font-color" style:font-size-asian="14pt" style:font-name-complex="AGaramond" style:font-size-complex="14pt"/>
    </style:style>
    <style:style style:name="T35" style:family="text">
      <style:text-properties style:font-name="AGaramond" fo:font-size="14pt" style:font-size-asian="14pt" style:font-name-complex="AGaramond" style:font-size-complex="14pt"/>
    </style:style>
    <style:style style:name="T36" style:family="text">
      <style:text-properties style:font-name="AGaramond" fo:font-size="14pt" officeooo:rsid="000e85f2" style:font-size-asian="14pt" style:font-name-complex="AGaramond" style:font-size-complex="14pt"/>
    </style:style>
    <style:style style:name="T37" style:family="text">
      <style:text-properties style:font-name-asian="AGaramond"/>
    </style:style>
    <style:style style:name="T38" style:family="text">
      <style:text-properties fo:font-size="11pt" style:font-size-asian="11pt" style:font-size-complex="11pt"/>
    </style:style>
    <style:style style:name="T39" style:family="text">
      <style:text-properties style:font-name="Wingdings 2" fo:font-size="11pt" fo:font-weight="bold" style:font-size-asian="11pt" style:font-weight-asian="bold" style:font-size-complex="11pt"/>
    </style:style>
    <style:style style:name="T40" style:family="text">
      <style:text-properties fo:font-style="italic" style:font-style-asian="italic"/>
    </style:style>
    <style:style style:name="T41" style:family="text">
      <style:text-properties style:font-size-complex="12pt"/>
    </style:style>
    <style:style style:name="T42" style:family="text">
      <style:text-properties fo:color="#000000" style:font-size-complex="12pt" style:font-weight-complex="bold"/>
    </style:style>
    <style:style style:name="T43" style:family="text">
      <style:text-properties fo:color="#000000" style:font-style-complex="italic"/>
    </style:style>
    <style:style style:name="T44" style:family="text">
      <style:text-properties fo:color="#000000" style:font-name="AGaramond" fo:font-size="11pt" style:font-size-asian="11pt" style:font-name-complex="AGaramond" style:font-size-complex="11pt"/>
    </style:style>
    <style:style style:name="T45" style:family="text">
      <style:text-properties fo:color="#000000" style:font-name="AGaramond" fo:font-size="11pt" fo:font-style="italic" style:font-size-asian="11pt" style:font-style-asian="italic" style:font-name-complex="AGaramond" style:font-size-complex="11pt"/>
    </style:style>
    <style:style style:name="T46" style:family="text">
      <style:text-properties fo:color="#000000" style:text-position="super 58%" style:font-name="AGaramond" fo:font-size="11pt" fo:font-style="italic" style:font-size-asian="11pt" style:font-style-asian="italic" style:font-name-complex="AGaramond" style:font-size-complex="11pt"/>
    </style:style>
    <style:style style:name="T47" style:family="text">
      <style:text-properties fo:color="#000000" fo:font-style="normal" style:font-style-asian="normal" style:font-style-complex="normal"/>
    </style:style>
    <style:style style:name="T48" style:family="text">
      <style:text-properties style:text-position="super 58%" style:font-name="AGaramond" fo:font-size="11pt" fo:font-style="italic" style:font-size-asian="11pt" style:font-style-asian="italic" style:font-name-complex="AGaramond" style:font-size-complex="11pt"/>
    </style:style>
    <style:style style:name="T49"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50"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51"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52"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53" style:family="text">
      <style:text-properties officeooo:rsid="00118e05"/>
    </style:style>
    <style:style style:name="T54" style:family="text">
      <style:text-properties officeooo:rsid="00129aa5"/>
    </style:style>
    <style:style style:name="T55" style:family="text">
      <style:text-properties officeooo:rsid="00141dc7"/>
    </style:style>
    <style:style style:name="T56" style:family="text">
      <style:text-properties officeooo:rsid="0016a82e"/>
    </style:style>
    <style:style style:name="T57" style:family="text">
      <style:text-properties officeooo:rsid="0017d901"/>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Curriculum Vitae</text:h>
      <text:h text:style-name="P113" text:outline-level="1">STEVE ATKINS, PH.D.</text:h>
      <text:p text:style-name="P80"><text:span text:style-name="T32"><text:s text:c="11"/></text:span><text:span text:style-name="T31">910 Francesca Court</text:span><text:span text:style-name="T23"> </text:span><text:span text:style-name="T39"></text:span><text:span text:style-name="T23"> Punta Gorda, Florida 33950</text:span></text:p>
      <text:p text:style-name="P81">(941) 639-1605<text:tab/><text:tab/> <text:s text:c="6"/><text:tab/>(336) 710-9122<text:tab/><text:tab/><text:tab/> <text:s text:c="8"/>gatkins@edison.edu<text:tab/></text:p>
      <text:p text:style-name="P82">Qualifications</text:p>
      <text:p text:style-name="P83"/>
      <text:p text:style-name="Standard"><text:span text:style-name="T25">Direct</text:span><text:span text:style-name="T27">ed</text:span><text:span text:style-name="T25"> academic affairs </text:span><text:span text:style-name="T26">and student services at community and state colleges in North Carolina and Florida</text:span><text:span text:style-name="T14">. Adept administrator and facilitator with progressive learning-focused expertise. </text:span><text:span text:style-name="T25">Curriculum design and implementation combined with strategic implementation to increase institutional and student success. <text:s/></text:span><text:span text:style-name="T14">Established educational professional with superior oral, written, strategic planning and problem-solving skills. </text:span><text:span text:style-name="T25">Possessing</text:span><text:span text:style-name="T14"> exceptional organizational and interpersonal attributes. Develop</text:span><text:span text:style-name="T19">ed</text:span><text:span text:style-name="T14"> and maintain</text:span><text:span text:style-name="T19">ed</text:span><text:span text:style-name="T14"> good rapport quickly with people from diverse cultures and professional backgrounds. </text:span></text:p>
      <text:p text:style-name="P24"/>
      <text:p text:style-name="P54"><text:span text:style-name="T14">Strong background with post-doctoral </text:span><text:span text:style-name="T16">study in</text:span><text:span text:style-name="T14"> quantitave methods and </text:span><text:span text:style-name="T16">with </text:span><text:span text:style-name="T14">expertise in assessment, evaluation, quantitative methods, and institutional effectiveness and research. </text:span></text:p>
      <text:p text:style-name="P25"/>
      <text:h text:style-name="P114" text:outline-level="2"><text:span text:style-name="T33"><text:tab/></text:span><text:span text:style-name="T34">Education &amp; Honors</text:span></text:h>
      <text:p text:style-name="P34"/>
      <text:p text:style-name="P35"><text:span text:style-name="T2">University of North Carolina at Greensboro</text:span><text:span text:style-name="T14">, Greensboro, NC</text:span></text:p>
      <text:p text:style-name="P35"><text:span text:style-name="T6">Doctor of Philosophy</text:span><text:span text:style-name="T24"> </text:span><text:span text:style-name="T14"><text:s/></text:span></text:p>
      <text:p text:style-name="P37"><text:span text:style-name="T28">•</text:span><text:span text:style-name="T14"><text:tab/>Area of Study: Curriculum &amp; Instruction</text:span><text:span text:style-name="T23">, </text:span><text:span text:style-name="T14">GPA: 4.0, </text:span></text:p>
      <text:p text:style-name="P84"><text:span text:style-name="T28">•</text:span><text:span text:style-name="T14"><text:tab/>Concentration: Mathematics Education, Educational Psychology, Analysis of Teaching, Research Methodologies, and Program Evaluation</text:span><text:span text:style-name="T23">. </text:span></text:p>
      <text:p text:style-name="P85"><text:span text:style-name="T28">•</text:span><text:span text:style-name="T14"><text:tab/>Dissertation: “Effects of In-Class Focused Writing Tasks on Connections and Attitudes in College Calculus.</text:span><text:span text:style-name="T23">”</text:span></text:p>
      <text:p text:style-name="P28"/>
      <text:p text:style-name="P35"><text:span text:style-name="T2">University of North Carolina at Charlotte</text:span><text:span text:style-name="T14">, Charlotte, NC</text:span></text:p>
      <text:p text:style-name="P45">Master of Arts</text:p>
      <text:p text:style-name="P37"><text:span text:style-name="T28">•</text:span><text:span text:style-name="T14"><text:tab/>Area of Study: Mathematics</text:span><text:span text:style-name="T23">, </text:span><text:span text:style-name="T14">GPA: 4.0</text:span></text:p>
      <text:p text:style-name="P24"/>
      <text:p text:style-name="Standard"><text:span text:style-name="T2">Elon <text:s/>University</text:span><text:span text:style-name="T14">, Elon, NC</text:span><text:span text:style-name="T5"> </text:span></text:p>
      <text:p text:style-name="P44">Bachelor of Arts</text:p>
      <text:p text:style-name="P37"><text:span text:style-name="T28">•</text:span><text:span text:style-name="T14"><text:tab/>Area of Study: Mathematics, GPA: 3.8, Rhodes and Danforth Scholarship Nominee, Alpha Chi</text:span></text:p>
      <text:p text:style-name="P100">Honor Society</text:p>
      <text:p text:style-name="P100"/>
      <text:p text:style-name="P101">UNIVERSITY OF MICHIGAN, Ann Arbor. MI (2013<text:span text:style-name="T54">)</text:span></text:p>
      <text:list xml:id="list2296639965258380305" text:style-name="L1">
        <text:list-item>
          <text:p text:style-name="P104"><text:span text:style-name="T52">Completed </text:span><text:span text:style-name="T49">Program in Quantitative Methods of Social Research - </text:span><text:span text:style-name="T50">Program is recognized throughout the world as the preeminent forum for basic and advanced training in the methodologies and technologies of social science resea</text:span><text:span text:style-name="T51">rch. Study included Maximum Liklihood Estimation, Time Series Analysis, and Advanced Linear Regression.</text:span></text:p>
        </text:list-item>
      </text:list>
      <text:p text:style-name="P102"/>
      <text:p text:style-name="P55"/>
      <text:p text:style-name="P86"/>
      <text:h text:style-name="P115" text:outline-level="2"/>
      <text:p text:style-name="P103"/>
      <text:p text:style-name="P74"/>
      <text:h text:style-name="P116" text:outline-level="2"><text:soft-page-break/>Professional Experience</text:h>
      <text:p text:style-name="P40"/>
      <text:p text:style-name="P58"><text:span text:style-name="T9">ISO Quest </text:span><text:span text:style-name="T10">Quality Services</text:span><text:span text:style-name="T9">, </text:span><text:span text:style-name="T10">Inc</text:span><text:span text:style-name="T9">, ST. PETERSBURG, FL<text:tab/><text:tab/>November 2011- present<text:tab/></text:span></text:p>
      <text:p text:style-name="P47">Associate Auditor and Consultant</text:p>
      <text:p text:style-name="P49"/>
      <text:p text:style-name="Text_20_body">Assist/consults with lead auditor provi<text:span text:style-name="T55">d</text:span>ing assistance with statistical process control, root cause analysis, and related research design methods appropriate for effective problem solving for diverse client needs.</text:p>
      <text:p text:style-name="Text_20_body"/>
      <text:p text:style-name="P57"><text:span text:style-name="T1">The Florida Center for Mathematicaal Coaching and Consulting (MC</text:span><text:span text:style-name="T11">2</text:span><text:span text:style-name="T12">) May 2013 – Present</text:span></text:p>
      <text:p text:style-name="P46">OWNER OF PRIVATE TUTOR AND CONSUTING SERVICE</text:p>
      <text:p text:style-name="P46"/>
      <text:p text:style-name="P56"><text:span text:style-name="T55">Florida Center for Mathematical Coaching and Consuling serves several target market segments. The largest segment </text:span>are the students enrolled in mathematics courses in Southwest Florida and primarily serve<text:span text:style-name="T53">s</text:span> the Port Charlotte, Punta Gorda, North Port, Cape Coral, and North Ft. Myers areas. Within this market segment there <text:span text:style-name="T53">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48"/>
      <text:p text:style-name="P41"/>
      <text:p text:style-name="Standard"><text:span text:style-name="T9">Edison State College, fort myers, Fl</text:span><text:span text:style-name="T35"><text:tab/><text:tab/><text:tab/>July 2008-</text:span><text:span text:style-name="T36">March 2013</text:span><text:span text:style-name="T35"> <text:s text:c="2"/></text:span></text:p>
      <text:p text:style-name="P42">District Vice president, <text:s/>academic affairs</text:p>
      <text:p text:style-name="P39"/>
      <text:p text:style-name="P68"><text:span text:style-name="T14">Serve</text:span><text:span text:style-name="T17">d</text:span><text:span text:style-name="T14"> as the chief instructional officer; plan</text:span><text:span text:style-name="T17">ed</text:span><text:span text:style-name="T14">, organize</text:span><text:span text:style-name="T17">d</text:span><text:span text:style-name="T14">, administer</text:span><text:span text:style-name="T17">ed</text:span><text:span text:style-name="T14"> and supervise</text:span><text:span text:style-name="T17">d</text:span><text:span text:style-name="T14">: curriculum evaluation and development, academic support services, total instructional program (credit and non-credit). Serve</text:span><text:span text:style-name="T17">d</text:span><text:span text:style-name="T14"> as a regular member of the district senior administrative staff. Supervise</text:span><text:span text:style-name="T17">d</text:span><text:span text:style-name="T14"> the recruitment, orientation and evaluation of both full-time and part-time instructional faculty and staff within the goals of district policies. Assisted in development of new educational programs and supervise</text:span><text:span text:style-name="T17">d</text:span><text:span text:style-name="T14"> all instructional activities. Provide</text:span><text:span text:style-name="T17">d</text:span><text:span text:style-name="T14"> leadership and vision to strengthen and implement a variety of new and existing career, technical, and transfer programs, including distance education, leading to certificates associate, and baccalaureate degrees. Demonstrate</text:span><text:span text:style-name="T17">d</text:span><text:span text:style-name="T14"> leadership in the development of new college programs from inception to implementation. </text:span></text:p>
      <text:p text:style-name="P39"/>
      <text:p text:style-name="P2"><text:span text:style-name="T30">Accomplishments</text:span><text:span text:style-name="T23">:</text:span></text:p>
      <text:list xml:id="list941994353652075435" text:style-name="WW8Num14">
        <text:list-item>
          <text:p text:style-name="P106">Provided leadership in development of new associate and baccalaureate degrees.</text:p>
        </text:list-item>
        <text:list-item>
          <text:p text:style-name="P106">Developed and implemented new program review and evaluation model.</text:p>
        </text:list-item>
        <text:list-item>
          <text:p text:style-name="P106">Reorganized Developmental Studies Program. </text:p>
        </text:list-item>
        <text:list-item>
          <text:p text:style-name="P107">Developed new model for student learning outcomes for all college programs including student support services.</text:p>
        </text:list-item>
        <text:list-item>
          <text:p text:style-name="P105">Provided leadership in developing new planning process</text:p>
        </text:list-item>
        <text:list-item>
          <text:p text:style-name="P106"><text:soft-page-break/>Provided leadership, in coordination with National Policy Center on the First Year of Study, for successful completion of district-wide Foundation of Excellence Self-Study </text:p>
        </text:list-item>
        <text:list-item>
          <text:p text:style-name="P106">Provided leadership for development and implementation of new comprehensive faculty evaluation model.</text:p>
        </text:list-item>
        <text:list-item>
          <text:p text:style-name="P106">Reorganized organizational structure of academic unit.</text:p>
        </text:list-item>
        <text:list-item>
          <text:p text:style-name="P106">Implemented new model for assessing general education outcomes.</text:p>
        </text:list-item>
        <text:list-item>
          <text:p text:style-name="P106">Implemented new planning model for academic and student affairs</text:p>
        </text:list-item>
        <text:list-item>
          <text:p text:style-name="P106">Developed and implemented new evaluation model for adjunct faculty.</text:p>
        </text:list-item>
        <text:list-item>
          <text:p text:style-name="P106">Developed and implemented model for evaluating effectiveness of dual enrollment faculty.</text:p>
        </text:list-item>
        <text:list-item>
          <text:p text:style-name="P106">Developed and implemented model for scheduling and establishing faculty loads.</text:p>
        </text:list-item>
        <text:list-item>
          <text:p text:style-name="P106">Provided leadership in developing STEM charter high school.</text:p>
        </text:list-item>
        <text:list-item>
          <text:p text:style-name="P106">Developed leadership academy for academic chairs.</text:p>
        </text:list-item>
      </text:list>
      <text:p text:style-name="P73"/>
      <text:p text:style-name="Standard"><text:span text:style-name="T9">Edison College, Punta Gorda, Fl</text:span><text:span text:style-name="T35"><text:tab/><text:tab/><text:tab/><text:tab/> <text:s text:c="2"/>June 2007-2008 <text:s text:c="2"/></text:span></text:p>
      <text:p text:style-name="P42">Campus dean</text:p>
      <text:p text:style-name="P50"/>
      <text:p text:style-name="Text_20_body"/>
      <text:p text:style-name="Text_20_body">Duties include<text:span text:style-name="T55">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22"/>
      <text:p text:style-name="P7"/>
      <text:p text:style-name="P2"><text:span text:style-name="T30">Accomplishments</text:span><text:span text:style-name="T23">:</text:span></text:p>
      <text:p text:style-name="P3"/>
      <text:list xml:id="list160810147160087" text:continue-numbering="true" text:style-name="WW8Num14">
        <text:list-item>
          <text:p text:style-name="P106">Conducted feasibility study for degree program in Aviation Technology</text:p>
        </text:list-item>
        <text:list-item>
          <text:p text:style-name="P106">Developed Proposal and Provided Leadership for Implementation of Edison Collegiate High School <text:s/></text:p>
        </text:list-item>
        <text:list-item>
          <text:p text:style-name="P106">Developed new Academic Success Center </text:p>
        </text:list-item>
        <text:list-item>
          <text:p text:style-name="P106">Reorganized Continuing Education and Adjunct Services</text:p>
        </text:list-item>
      </text:list>
      <text:p text:style-name="P39"/>
      <text:p text:style-name="Standard"><text:span text:style-name="T9">Surry Community College (SCC)</text:span><text:span text:style-name="T35">, Dobson, NC <text:s/><text:tab/> <text:s text:c="3"/>2001-2007 <text:s/><text:tab/></text:span></text:p>
      <text:p text:style-name="Standard"><text:span text:style-name="T7">Vice President for Academic and Student Affairs</text:span><text:span text:style-name="T2"> (2002-Present)</text:span></text:p>
      <text:p text:style-name="P63"/>
      <text:p text:style-name="P64">Provide<text:span text:style-name="T55">d</text:span> a learning-centered campus that supported a positive environment for students, faculty and staff. Develop<text:span text:style-name="T55">ed</text:span> and execute<text:span text:style-name="T55">d</text:span> strategic initiatives for instructional programs, student services, and staff development. Provide<text:span text:style-name="T55">d</text:span> academic leadership to develop and maintain a continuously improving instructional program responsive to student and community needs and interests. Review<text:span text:style-name="T55">ed</text:span> program currency, students' success and program mix and ma<text:span text:style-name="T55">de</text:span> any necessary modifications, based on analysis of operations, demographics, and other research information. Develop<text:span text:style-name="T55">ed</text:span> support services which enable<text:span text:style-name="T55">d</text:span> students to achieve successful outcomes. Work<text:span text:style-name="T55">ed</text:span> in collaboration with other College leaders in pursuit of the College's goals and objectives. Anticipate<text:span text:style-name="T55">d</text:span> the community and work force education, training and development needs through coordinated program development. Initiate<text:span text:style-name="T55">d</text:span> external partnerships and collaborations that serve<text:span text:style-name="T55">d</text:span> the </text:p>
      <text:p text:style-name="P64">community and involve<text:span text:style-name="T55">d</text:span> the community with the campus. <text:s/>Represent<text:span text:style-name="T55">ed</text:span> Surry Community College at <text:soft-page-break/>community and campus events, in meetings with other institution personnel, and during accreditation processes. Plan<text:span text:style-name="T55">ned</text:span>, administer<text:span text:style-name="T55">ed</text:span>, and control<text:span text:style-name="T55">ed</text:span> budgets, maintain<text:span text:style-name="T55">ed</text:span> financial records, and produce<text:span text:style-name="T55">d</text:span> financial reports. Appoint<text:span text:style-name="T55">ed</text:span> individuals to faculty positions, and evaluate<text:span text:style-name="T55">d</text:span> their performance. Provide<text:span text:style-name="T55">d</text:span> assistance to faculty and staff in duties such as teaching classes, conducting orientation programs, and scheduling events. </text:p>
      <text:p text:style-name="Standard"/>
      <text:p text:style-name="P2"><text:span text:style-name="T30">Accomplishments</text:span><text:span text:style-name="T23">:</text:span></text:p>
      <text:p text:style-name="P3"/>
      <text:list xml:id="list160810163143168" text:continue-numbering="true" text:style-name="WW8Num14">
        <text:list-item>
          <text:p text:style-name="P111"><text:span text:style-name="T14">Directed and Co-Authored Surry Community College’s Quality Enhancement Plan, “</text:span><text:span text:style-name="T21">The SCC </text:span></text:p>
        </text:list-item>
      </text:list>
      <text:p text:style-name="P72"><text:span text:style-name="T21">Learning Initiative: Creating a Learning-centered College by Improving Student Engagement through Critical Thinking, Assessing Learning Outcomes, and Reforming Organizational Culture”</text:span><text:span text:style-name="T14">; 2002-Present. The Initiative resulted in SCC receiving a prestigious </text:span><text:span text:style-name="T38">Excellence in Critical Thinking Award at the 26th International Conference on Critical Thinking, recognition in the </text:span>February ‘06 edition of the <text:span text:style-name="T40">Community College Journal</text:span> for “Effective Educational Practice,” and acknowledgement in the SACS Accreditation Toolkit as an example of how colleges are using the <text:span text:style-name="T40">Community College of Survey of Student Engagement</text:span> (<text:span text:style-name="T40">CCSSE</text:span>) data to promote student learning throughout the accreditation review process. </text:p>
      <text:list xml:id="list160810163161335" text:continue-numbering="true" text:style-name="WW8Num14">
        <text:list-item>
          <text:p text:style-name="P111"><text:span text:style-name="T14">Directed instructional program that scored above national mean scores on all </text:span><text:span text:style-name="T21">CCSSE </text:span><text:span text:style-name="T14">benchmarks associated with the SCC’s academic environment and teaching practices including </text:span><text:a xlink:type="simple" xlink:href="http://www.ccsse.org/survey/bench_active.cfm"><text:span text:style-name="T14">active and collaborative learning</text:span></text:a><text:span text:style-name="T14">, </text:span><text:a xlink:type="simple" xlink:href="http://www.ccsse.org/survey/bench_student.cfm"><text:span text:style-name="T14">student effort</text:span></text:a><text:span text:style-name="T14">, </text:span><text:a xlink:type="simple" xlink:href="http://www.ccsse.org/survey/bench_academic.cfm"><text:span text:style-name="T14">academic challenge</text:span></text:a><text:span text:style-name="T14">, and </text:span><text:a xlink:type="simple" xlink:href="http://www.ccsse.org/survey/bench_sfi.cfm"><text:span text:style-name="T14">student-faculty interaction</text:span></text:a><text:span text:style-name="T14">. </text:span></text:p>
        </text:list-item>
        <text:list-item>
          <text:p text:style-name="P111"><text:span text:style-name="T14">Administered transfer program with the highest number of students earning an Associate in Art and Associate in Science degrees meeting transfer performance measures (</text:span><text:span text:style-name="T21">NCCCS Critical Success Factors Report</text:span><text:span text:style-name="T14">).</text:span></text:p>
        </text:list-item>
        <text:list-item>
          <text:p text:style-name="P106">Responsible for credit and non-credit programs that achieved “superior” status for six consecutive years by exceeding the state standards on NCCCS performance measures (Critical Success Factors Report).</text:p>
        </text:list-item>
        <text:list-item>
          <text:p text:style-name="P106">Led SCC leadership team in the college’s successful reaccredidation by Southern Association of </text:p>
        </text:list-item>
      </text:list>
      <text:p text:style-name="P73">Colleges and Schools under the new accreditation process. <text:s/><text:tab/></text:p>
      <text:list xml:id="list160810163163504" text:continue-numbering="true" text:style-name="WW8Num14">
        <text:list-item>
          <text:p text:style-name="P106">Reorganized nursing program that attained 98% pass rate on nursing board exam (NCLEX).</text:p>
        </text:list-item>
        <text:list-item>
          <text:p text:style-name="P106">Implemented new Associate in Fine Arts degree. </text:p>
        </text:list-item>
        <text:list-item>
          <text:p text:style-name="P106">Developed and implemented new A.A.S. degree in Special Education and A.A.S degree in Community Spanish Interpreter. </text:p>
        </text:list-item>
        <text:list-item>
          <text:p text:style-name="P106">Conducted feasibility studies for degree programs in Physical Therapy, Occupational Therapy, Landscape Design, Emergency Preparedness Technology, and Animation and Digital Effects.</text:p>
        </text:list-item>
        <text:list-item>
          <text:p text:style-name="P106">Leadership in curriculum development for the SCC Early College High School of Design. </text:p>
        </text:list-item>
        <text:list-item>
          <text:p text:style-name="P106">Developed new 1 + 1 collaborative agreements with community colleges.</text:p>
        </text:list-item>
        <text:list-item>
          <text:p text:style-name="P106">Developed new 2 + 2 articulation agreements with colleges and universities.</text:p>
        </text:list-item>
        <text:list-item>
          <text:p text:style-name="P106">Authored SCC Program Assessment Manuel; 2005.</text:p>
        </text:list-item>
        <text:list-item>
          <text:p text:style-name="P106">Implemented new Institutional Effectiveness and Planning model; 2004-2005.</text:p>
        </text:list-item>
        <text:list-item>
          <text:p text:style-name="P111"><text:span text:style-name="T14">Committee Chair and SACS Liaison, Surry Community College’s </text:span><text:span text:style-name="T21">SACS </text:span><text:span text:style-name="T14">leadership team; 2004.</text:span></text:p>
        </text:list-item>
        <text:list-item>
          <text:p text:style-name="P106">Initiated Viticulture &amp; Enology (grape growing/winemaking) curriculum program; 2003.</text:p>
        </text:list-item>
        <text:list-item>
          <text:p text:style-name="P106">Organized Learning College workshop; July 2003. </text:p>
        </text:list-item>
        <text:list-item>
          <text:p text:style-name="P106">Developed Internet Technology curriculum program; 2003.</text:p>
        </text:list-item>
        <text:list-item>
          <text:p text:style-name="P106">Created college-wide critical thinking initiative; 2002-2003.</text:p>
        </text:list-item>
        <text:list-item>
          <text:p text:style-name="P106">Designed Institutional Portfolio initiative to assess learning outcomes college-wide; 2002-2003. </text:p>
        </text:list-item>
      </text:list>
      <text:p text:style-name="P87"><text:soft-page-break/></text:p>
      <text:p text:style-name="P39"/>
      <text:p text:style-name="Standard"><text:span text:style-name="T9">Surry Community College (SCC)</text:span><text:span text:style-name="T35">, Dobson, NC <text:s/><text:tab/> <text:s text:c="3"/>1996-2001 <text:s/><text:tab/></text:span></text:p>
      <text:p text:style-name="Standard"><text:span text:style-name="T8">Dean of Arts and Sciences</text:span><text:span text:style-name="T2"> (1996-2001)</text:span></text:p>
      <text:p text:style-name="P25"/>
      <text:p text:style-name="P25">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31">Accomplishments:</text:p>
      <text:list xml:id="list7807578227108906035" text:style-name="WW8Num24">
        <text:list-item>
          <text:p text:style-name="P108">Developed A.A.S. Teaching Assistant curriculum program; 2001-2002.</text:p>
        </text:list-item>
        <text:list-item>
          <text:p text:style-name="P108">Co-Developed Graphic Arts &amp; Design curriculum program; 2000.</text:p>
        </text:list-item>
        <text:list-item>
          <text:p text:style-name="P108">Implemented new student success course and First-Year Experience program; 2000.</text:p>
        </text:list-item>
        <text:list-item>
          <text:p text:style-name="P108">Coordinated Dual-Enrollment programs for high school students; 1998-present.</text:p>
        </text:list-item>
        <text:list-item>
          <text:p text:style-name="P109">Implemented and coordinated new comprehensive faculty evaluation model; 1998-2000.</text:p>
        </text:list-item>
        <text:list-item>
          <text:p text:style-name="P108">Put into practice a college-wide “Writing Across the Curriculum” Program; 1998.</text:p>
        </text:list-item>
        <text:list-item>
          <text:p text:style-name="P108">Reorganized Developmental Studies Department; 1998.</text:p>
        </text:list-item>
        <text:list-item>
          <text:p text:style-name="P108">Served as Professional Development Coordinator; 1998-present.</text:p>
        </text:list-item>
      </text:list>
      <text:p text:style-name="P43"/>
      <text:p text:style-name="Standard"><text:span text:style-name="T8">College Mathematics Instructor</text:span><text:span text:style-name="T3"> (1</text:span><text:span text:style-name="T2">986-1998)</text:span></text:p>
      <text:p text:style-name="Standard"><text:span text:style-name="T20">Facilitated deliverance of diverse mathematical curriculum to undergraduate students, specializing in: </text:span><text:span text:style-name="T14">Calculus, Pre-Calculus, Developmental Mathematics, and Technical Math</text:span></text:p>
      <text:p text:style-name="P30">Accomplishments:</text:p>
      <text:list xml:id="list4064408044629419292" text:style-name="WW8Num23">
        <text:list-item>
          <text:p text:style-name="P110">Supervised and sponsored activities of SCC Mathematics Club; 1988-1996.</text:p>
        </text:list-item>
        <text:list-item>
          <text:p text:style-name="P110">Served as Faculty Association President; 1993-1995.</text:p>
        </text:list-item>
        <text:list-item>
          <text:p text:style-name="P110">SACS faculty committee chair</text:p>
        </text:list-item>
        <text:list-item>
          <text:p text:style-name="P110">Presided as President of SCC Faculty Senate; 1992. </text:p>
        </text:list-item>
      </text:list>
      <text:p text:style-name="P15"/>
      <text:p text:style-name="P15"/>
      <text:p text:style-name="P69"/>
      <text:p text:style-name="P16">Additional Experience</text:p>
      <text:h text:style-name="P117" text:outline-level="4"/>
      <text:p text:style-name="P17"/>
      <text:p text:style-name="P21"><text:span text:style-name="T4">Florida Gulf Coast University</text:span><text:span text:style-name="T2"> Ft. Myers, fl<text:tab/></text:span><text:span text:style-name="T14">20</text:span><text:span text:style-name="T18">12</text:span><text:span text:style-name="T14">-Present</text:span></text:p>
      <text:p text:style-name="P5"><text:span text:style-name="T2">Adjunct Professor of </text:span><text:span text:style-name="T13">Statistics</text:span></text:p>
      <text:p text:style-name="P17"/>
      <text:p text:style-name="P20"><text:span text:style-name="T2">Edison State College, Ft. Myers, fl<text:tab/></text:span><text:span text:style-name="T14">2008-</text:span><text:span text:style-name="T18">2013</text:span></text:p>
      <text:p text:style-name="P4">Adjunct Professor of Mathematics Education<text:tab/></text:p>
      <text:p text:style-name="P17"/>
      <text:p text:style-name="P20"><text:span text:style-name="T2">University Of North Carolina At Greensboro</text:span><text:span text:style-name="T14">, Greensboro, NC<text:tab/>2005-Present</text:span></text:p>
      <text:p text:style-name="P4">Adjunct Professor of Adult Learning and Community College Teaching<text:tab/></text:p>
      <text:p text:style-name="P18"/>
      <text:p text:style-name="P20"><text:span text:style-name="T3">Gardner-Webb University</text:span><text:span text:style-name="T15">, </text:span><text:span text:style-name="T14">Boiling Springs, NC<text:tab/> <text:s text:c="31"/>1998-Present</text:span></text:p>
      <text:p text:style-name="P29">Adjunct Professor of Statistics and Research Methodology </text:p>
      <text:p text:style-name="P18"><text:soft-page-break/></text:p>
      <text:p text:style-name="P51"><text:span text:style-name="T3">Lees McRae College</text:span><text:span text:style-name="T15">, </text:span><text:span text:style-name="T14">Banner Elk, NC<text:tab/> 1998-Present</text:span></text:p>
      <text:p text:style-name="P6">Adjunct Professor of Educational Psychology</text:p>
      <text:p text:style-name="P9"/>
      <text:p text:style-name="P67">Presentations and workshops</text:p>
      <text:p text:style-name="P89"/>
      <text:p text:style-name="P36"><text:span text:style-name="T28">“</text:span><text:span text:style-name="T14">A Critical Thinking Framework for College Faculty and Staff.” Invited Speaker for</text:span><text:span text:style-name="T21"> Indian River State</text:span></text:p>
      <text:p text:style-name="P36"><text:span text:style-name="T22"><text:s text:c="15"/></text:span><text:span text:style-name="T21">College</text:span><text:span text:style-name="T14">, Fort Pierce, Fl; February, 2011.</text:span></text:p>
      <text:p text:style-name="P52"/>
      <text:p text:style-name="P36"><text:span text:style-name="T41">“</text:span><text:span text:style-name="T14">Developing Learning Outcomes through Program Mapping.” Workshop conducted for </text:span><text:span text:style-name="T21">Florida Association </text:span></text:p>
      <text:p text:style-name="P95"><text:span text:style-name="T21">Of <text:s/>Community Colleges, Spring conference</text:span><text:span text:style-name="T14">, Orlando, Fl; April, 2010.</text:span></text:p>
      <text:p text:style-name="P32"/>
      <text:p text:style-name="P36"><text:span text:style-name="T28">“</text:span><text:span text:style-name="T14">Placing Critical Thinking at the Center of Learning.” Workshop conducted for </text:span><text:span text:style-name="T21">Florida Association </text:span></text:p>
      <text:p text:style-name="P95"><text:span text:style-name="T21">Of Community Colleges</text:span><text:span text:style-name="T14">, S</text:span><text:span text:style-name="T21">pring</text:span><text:span text:style-name="T14"> </text:span><text:span text:style-name="T21">conference, </text:span><text:span text:style-name="T14">Orlando, Fl; April, 2010.</text:span></text:p>
      <text:p text:style-name="P91"/>
      <text:p text:style-name="P88"><text:span text:style-name="T28">“</text:span><text:span text:style-name="T14">Achieving Organizational Excellence through Critical Thinking.” Invited Speaker </text:span><text:span text:style-name="T21">Essential Skills for Today’s School Leaders: Leadership Conference for School Administrators.</text:span><text:span text:style-name="T14"> The Principals’ Executive Program, Center for School Leadership Development, the University of North Carolina; 2006.</text:span></text:p>
      <text:p text:style-name="P97"/>
      <text:p text:style-name="P88"><text:span text:style-name="T42"><text:s/></text:span><text:span text:style-name="T28">“</text:span><text:span text:style-name="T14">Developing Critical Thinking Skills for Leadership and Problem Solving.” <text:s/>Workshop conducted for NC Leadership Program for Future Superintendents, Principal’s Executive Program at UNC-Chapel Hill; September 13-15, 2006. <text:s/></text:span></text:p>
      <text:p text:style-name="P93"><text:s/></text:p>
      <text:p text:style-name="P88"><text:span text:style-name="T28">“</text:span><text:span text:style-name="T14">Critical Thinking for Public School Administrators.” Workshop conducted for NC Leadership Program for Future Superintendents, Principal’s Executive Program at UNC-Chapel Hill; December 2005.</text:span></text:p>
      <text:p text:style-name="P93"><text:s/></text:p>
      <text:p text:style-name="P88"><text:span text:style-name="T29"><text:s/>“</text:span><text:span text:style-name="T15">Transforming College Culture to Focus on Student Learning: The Implications for Educational Leadership, Curriculum Design, and Effective Teaching.”</text:span><text:span text:style-name="T14"> Invited Speaker 26th International Conference on Critical Thinking, Berkeley, CA; July 2006.</text:span></text:p>
      <text:p text:style-name="P38"/>
      <text:p text:style-name="P88"><text:span text:style-name="T28"><text:s/>“</text:span><text:span text:style-name="T14">The Role of Critical Thinking in Transforming a Community College to Focus on Learning.” Keynote address </text:span><text:span text:style-name="T15">Western Regional Conference of North Carolina Association of Developmental Education: Developmental Studies and The Learning College; 2006.</text:span></text:p>
      <text:p text:style-name="P90"/>
      <text:p text:style-name="P88"><text:span text:style-name="T29">“</text:span><text:span text:style-name="T15">Drivers Guide to the Compliance Highway.” Invited Speaker Piedmont Area Education Consortium (PAEC) 3rd Biennial Leadership, Teaching &amp; Learning Conference: Challenges for the New </text:span><text:span text:style-name="T47">Millennium,</text:span><text:span text:style-name="T43"> Wrightsville Beach, NC; 2006.</text:span></text:p>
      <text:p text:style-name="P89"/>
      <text:p text:style-name="P88"><text:span text:style-name="T28">“</text:span><text:span text:style-name="T14">Two Models of Transformation: The Role of Critical Thinking in Student Learning and Reforming College Culture at Two North Carolina Community Colleges.” Invited Speaker </text:span><text:span text:style-name="T21">25th International Conference on Critical Thinking</text:span><text:span text:style-name="T14">, Berkeley, CA; July 2005.</text:span></text:p>
      <text:p text:style-name="P9"/>
      <text:p text:style-name="Text_20_body"><text:span text:style-name="T28"><text:s/>“</text:span><text:span text:style-name="T14">Developing a Framework for Assessing Fundamental and Powerful Concepts.” </text:span><text:span text:style-name="T21">North Carolina </text:span></text:p>
      <text:p text:style-name="P70"><text:span text:style-name="T21">Association for Developmental Education Annual Conference</text:span><text:span text:style-name="T14">, Raleigh, NC; October 2005.</text:span></text:p>
      <text:p text:style-name="P59"/>
      <text:p text:style-name="Text_20_body"><text:span text:style-name="T28">“</text:span><text:span text:style-name="T14">Research, Assessment, and Accountability: Lessons Learned and Next Steps.” </text:span><text:span text:style-name="T21">League for </text:span></text:p>
      <text:p text:style-name="P75"><text:span text:style-name="T21">Innovation</text:span><text:span text:style-name="T14">, New York, NY; 2005.</text:span></text:p>
      <text:p text:style-name="P76"><text:soft-page-break/></text:p>
      <text:p text:style-name="P88"><text:span text:style-name="T28">“</text:span><text:span text:style-name="T14">The Role of Critical Thinking in Transforming a Community College to Focus on Learning.” Invited speaker </text:span><text:span text:style-name="T21">24th International Conference on Critical Thinking,</text:span><text:span text:style-name="T14"> Palo Alto, CA; July 2004.</text:span></text:p>
      <text:p text:style-name="P65"/>
      <text:p text:style-name="Text_20_body"><text:span text:style-name="T44">"The Role of Critical Thinking in Learning Outcomes Assessment." </text:span><text:span text:style-name="T45">Eastern Regional </text:span></text:p>
      <text:p text:style-name="P75"><text:span text:style-name="T45">Competency-Based Education Consortium 17</text:span><text:span text:style-name="T46">th</text:span><text:span text:style-name="T45"> Annual Conference</text:span><text:span text:style-name="T44">, Myrtle Beach, SC; </text:span></text:p>
      <text:p text:style-name="P71">October 2004.</text:p>
      <text:p text:style-name="P63"/>
      <text:p text:style-name="P63"><text:span text:style-name="T37">“</text:span>Enhancing Student Engagement through Coordinating Learning Outcomes Assessment and </text:p>
      <text:p text:style-name="P75"><text:span text:style-name="T14">Critical Thinking.” </text:span><text:span text:style-name="T21">League for Innovation</text:span><text:span text:style-name="T14">, San Francisco, CA; 2004.</text:span></text:p>
      <text:p text:style-name="P63"/>
      <text:p text:style-name="Text_20_body"><text:span text:style-name="T28">“</text:span><text:span text:style-name="T14">The Role of Student Engagement in Becoming a Learning College.” </text:span><text:span text:style-name="T21">League for </text:span></text:p>
      <text:p text:style-name="P75"><text:span text:style-name="T21">Innovation</text:span><text:span text:style-name="T14">, San Francisco, CA; 2004.</text:span></text:p>
      <text:p text:style-name="P76"/>
      <text:p text:style-name="P2"><text:span text:style-name="T28">“</text:span><text:span text:style-name="T14">Developing an Integrated Quality Enhancement Plan.” Invited speaker </text:span><text:span text:style-name="T21">Annual Meeting of the <text:s/></text:span></text:p>
      <text:p text:style-name="P77"><text:span text:style-name="T21">Commission on Colleges of SACS</text:span><text:span text:style-name="T14">, Nashville, TN; Dec. 2003.</text:span></text:p>
      <text:p text:style-name="P9"/>
      <text:p text:style-name="P2"><text:span text:style-name="T28">“</text:span><text:span text:style-name="T14">Developing Multimedia Presentation that Appeal to Multiple Learning Modalities.” </text:span><text:span text:style-name="T21">League for</text:span></text:p>
      <text:p text:style-name="P77"><text:span text:style-name="T22"><text:s/></text:span><text:span text:style-name="T21">Innovation</text:span><text:span text:style-name="T14">, Boston, MA; 2002.</text:span></text:p>
      <text:p text:style-name="P9"/>
      <text:p text:style-name="P2"><text:span text:style-name="T28">“</text:span><text:span text:style-name="T14">Using Cooperative Learning to Integrate Science and Technology.” </text:span><text:span text:style-name="T21">The NCMAYYC / </text:span></text:p>
      <text:p text:style-name="P77"><text:span text:style-name="T21">SOCAMATYC Joint Conference</text:span><text:span text:style-name="T14">, Isothermal Community College; March 22, 2001.</text:span></text:p>
      <text:p text:style-name="P66"/>
      <text:p text:style-name="P9"><text:span text:style-name="T37">“</text:span>The Use of an Interactive Personalized System, of Instruction (IPSI) in Developmental </text:p>
      <text:p text:style-name="P77"><text:span text:style-name="T14">Mathematics.” </text:span><text:span text:style-name="T21">AMTYC Conference</text:span><text:span text:style-name="T14">, Greensboro, NC; 2001.</text:span></text:p>
      <text:p text:style-name="P78"/>
      <text:p text:style-name="P2"><text:span text:style-name="T28">“</text:span><text:span text:style-name="T14">Using Technology and Writing to Integrate Mathematics and Science.” </text:span><text:span text:style-name="T21">NCATYC &amp; NCTY-PA </text:span></text:p>
      <text:p text:style-name="P94"><text:span text:style-name="T21">Conference</text:span><text:span text:style-name="T14">, Wake Technical Community College, Raleigh, NC; March 30, 2000. <text:s text:c="5"/></text:span></text:p>
      <text:p text:style-name="P24"/>
      <text:p text:style-name="P2"><text:span text:style-name="T28"><text:s/>“</text:span><text:span text:style-name="T14">Current Reform Efforts in Mathematics and Science Teaching.” </text:span><text:span text:style-name="T21">Mt. Airy, NC Chamber of </text:span></text:p>
      <text:p text:style-name="P77"><text:span text:style-name="T21">Commerce Education Committee Seminar</text:span><text:span text:style-name="T14">; October 1999.</text:span></text:p>
      <text:p text:style-name="P33"><text:s text:c="13"/></text:p>
      <text:p text:style-name="P2"><text:span text:style-name="T28"><text:s/>“</text:span><text:span text:style-name="T14">Documenting Student Outcomes.” Invited Speaker </text:span><text:span text:style-name="T21">Wake Technical Institute</text:span><text:span text:style-name="T14">; January 1999.</text:span></text:p>
      <text:p text:style-name="P9"/>
      <text:p text:style-name="P2"><text:span text:style-name="T28">“</text:span><text:span text:style-name="T14">Using Technology to Make Connections in College Pre-Calculus.” </text:span><text:span text:style-name="T21">25th Annual NCCTM State </text:span></text:p>
      <text:p text:style-name="P77"><text:span text:style-name="T21">Mathematics Conference</text:span><text:span text:style-name="T14">, Charlotte, NC; 1994.</text:span></text:p>
      <text:p text:style-name="P98"/>
      <text:p text:style-name="P2"><text:span text:style-name="T28">“</text:span><text:span text:style-name="T14">Calculus Concepts and Derive.” </text:span><text:span text:style-name="T21">22nd Annual NCCTM, State Mathematics Conference</text:span><text:span text:style-name="T14">, Raleigh, </text:span></text:p>
      <text:p text:style-name="P78">NC; 1992. </text:p>
      <text:p text:style-name="P60"/>
      <text:p text:style-name="P2"><text:span text:style-name="T28">“</text:span><text:span text:style-name="T14">The Graphics Calculator and the Rule of Three: Making Representations Easier” </text:span><text:span text:style-name="T21">19</text:span><text:span text:style-name="T48">th</text:span><text:span text:style-name="T21"> Annual </text:span></text:p>
      <text:p text:style-name="P77"><text:span text:style-name="T21">NCCTM State Mathematics Conference</text:span><text:span text:style-name="T14">, Charlotte, NC; 1989.</text:span></text:p>
      <text:p text:style-name="P15"/>
      <text:p text:style-name="P67">Special Presentations and Workshops Conducted at the Request of <text:s/>Community Colleges</text:p>
      <text:p text:style-name="P67"/>
      <text:p text:style-name="P53"><text:span text:style-name="T14">Facilitator, NCCCS Key Trends Regional Forums; </text:span><text:span text:style-name="T21">Alamance Technical Community College</text:span><text:span text:style-name="T14">; August 2005.</text:span></text:p>
      <text:p text:style-name="P26"/>
      <text:p text:style-name="P96"><text:soft-page-break/><text:span text:style-name="T14">Facilitator, Strategic Planning Process: </text:span><text:span text:style-name="T21">Mitchell Community College</text:span><text:span text:style-name="T14">; December 2005.</text:span></text:p>
      <text:p text:style-name="P9"/>
      <text:p text:style-name="P2"><text:span text:style-name="T28"><text:s/>“</text:span><text:span text:style-name="T14">Outcomes Assessment for Institutional Effectiveness” (faculty/staff), </text:span><text:span text:style-name="T21">Pitt Community </text:span></text:p>
      <text:p text:style-name="P77"><text:span text:style-name="T21">College</text:span><text:span text:style-name="T14">; September 2005.</text:span></text:p>
      <text:p text:style-name="P9"/>
      <text:p text:style-name="P2"><text:span text:style-name="T28">“</text:span><text:span text:style-name="T14">Becoming a Learning College” (faculty/staff), </text:span><text:span text:style-name="T21">Roanoke Chowan Community College</text:span><text:span text:style-name="T14">,</text:span></text:p>
      <text:p text:style-name="P78">Ahoskie, NC; April 2005. <text:s/></text:p>
      <text:p text:style-name="P60"/>
      <text:p text:style-name="P88"><text:span text:style-name="T28">“</text:span><text:span text:style-name="T14">Assessing General Education Outcomes” (Institutional Effectiveness Committee), </text:span><text:span text:style-name="T21">Central Piedmont Community College</text:span><text:span text:style-name="T14">, Charlotte, NC; April 2005. </text:span></text:p>
      <text:p text:style-name="P60"/>
      <text:p text:style-name="P88"><text:span text:style-name="T28">“</text:span><text:span text:style-name="T14">SACS Reaffirmation Policies Workshop” (administration), </text:span><text:span text:style-name="T21">Carteret Community College</text:span><text:span text:style-name="T14">; January 2005.</text:span></text:p>
      <text:p text:style-name="P60"/>
      <text:p text:style-name="P2"><text:span text:style-name="T28">“</text:span><text:span text:style-name="T14">Critical Thinking Workshop” (college employees), </text:span><text:span text:style-name="T21">Wilkes Community College</text:span><text:span text:style-name="T14">, </text:span></text:p>
      <text:p text:style-name="P78">Wilkesboro NC; April 2005.</text:p>
      <text:p text:style-name="P9"/>
      <text:p text:style-name="P88"><text:span text:style-name="T28">“</text:span><text:span text:style-name="T14">SACS Reaffirmation of Accreditation” Quarterly Meeting, North Carolina Community College Presidents, Sunset Beach, NC; July 2004.</text:span></text:p>
      <text:p text:style-name="P60"/>
      <text:p text:style-name="P88"><text:span text:style-name="T28">“</text:span><text:span text:style-name="T14">Critical Thinking” Professional Development Workshop (faculty/staff) </text:span><text:span text:style-name="T21">Richmond Community College</text:span><text:span text:style-name="T14">, Hamlet, NC; August 2004.</text:span></text:p>
      <text:p text:style-name="P89"/>
      <text:p text:style-name="P88"><text:span text:style-name="T28">“</text:span><text:span text:style-name="T14">Becoming a Learning-Centered College” Professional Development Workshop (faculty/staff), </text:span><text:span text:style-name="T21">Mayland Community College</text:span><text:span text:style-name="T14">;</text:span><text:span text:style-name="T21"> </text:span><text:span text:style-name="T14">April 2004.</text:span></text:p>
      <text:p text:style-name="P12"/>
      <text:p text:style-name="P88"><text:span text:style-name="T28">“</text:span><text:span text:style-name="T14">The Role of Critical Thinking and Becoming a Learning College” Instructional Administrators Workshop, </text:span><text:span text:style-name="T21">Southwestern Community College</text:span><text:span text:style-name="T14">;</text:span><text:span text:style-name="T21"> </text:span><text:span text:style-name="T14">June 2004.</text:span></text:p>
      <text:p text:style-name="P63"/>
      <text:p text:style-name="Text_20_body"><text:span text:style-name="T14">Co-Author “Toward a New Way of Thinking and Learning: Becoming a Learning College.” </text:span><text:span text:style-name="T21">Learning </text:span></text:p>
      <text:p text:style-name="P75"><text:span text:style-name="T21">Abstracts: The League for Innovation in the Community College</text:span><text:span text:style-name="T14">; September 2003.</text:span></text:p>
      <text:p text:style-name="P9"/>
      <text:p text:style-name="P2"><text:span text:style-name="T14">Author, “Why the Learning College Model?” </text:span><text:span text:style-name="T21">The Exchange</text:span><text:span text:style-name="T14">: SCC Newsletter, July 2003. </text:span></text:p>
      <text:p text:style-name="P76"/>
      <text:p text:style-name="P89"/>
      <text:p text:style-name="P15"/>
      <text:p text:style-name="P16">Publications</text:p>
      <text:p text:style-name="P62"><text:s/></text:p>
      <text:p text:style-name="P9">Author, “The Role of Critical Thinking in Students’ Acquisition of Foundational and Factual Knowledge.” </text:p>
      <text:p text:style-name="P77"><text:span text:style-name="T21">The Exchange</text:span><text:span text:style-name="T14">, August 2004. </text:span></text:p>
      <text:p text:style-name="P9"/>
      <text:p text:style-name="P2"><text:span text:style-name="T14">Author, “Suggestions for Writing across Mathematics.” </text:span><text:span text:style-name="T21">WAC Newsletter</text:span><text:span text:style-name="T14">, August 1999.</text:span></text:p>
      <text:p text:style-name="P9"/>
      <text:p text:style-name="P89"><text:span text:style-name="T37">“</text:span>Eclectic Constructivism and Mathematics Teaching.” Paper presented at the 11th International Conference on College Teaching and Learning, Florida Community College, Jacksonville, FL, April 2000. </text:p>
      <text:p text:style-name="P60"/>
      <text:p text:style-name="P89"><text:span text:style-name="T37">“</text:span>The Use of Writing to Facilitate Conceptual Understanding in College Calculus.” Paper Presented at the Twelfth International Conference for the First-Year Experience, The University of Edinburgh, Scotland, July 26, 1999.</text:p>
      <text:p text:style-name="P9"><text:tab/><text:tab/><text:tab/></text:p>
      <text:p text:style-name="P88"><text:soft-page-break/><text:span text:style-name="T28">“</text:span><text:span text:style-name="T14">A Comprehensive Evaluation of the Crosby Scholars Program” Paper presented at the Regional Meeting of the American Association for Research in Education, Greensboro, NC, 1995. </text:span></text:p>
      <text:p text:style-name="P61"/>
      <text:p text:style-name="P99">Professional Development/Conferences</text:p>
      <text:p text:style-name="P13"/>
      <text:p text:style-name="P27"/>
      <text:p text:style-name="P88"><text:span text:style-name="T28">“</text:span><text:span text:style-name="T14">Annual Meeting of the Southern Association of Colleges and Schools Commission on Colleges”, Louisville, Ky; December 2010</text:span></text:p>
      <text:p text:style-name="P92"><text:s/></text:p>
      <text:p text:style-name="P36"><text:span text:style-name="T28"><text:s/>“</text:span><text:span text:style-name="T14">Florida Association of Community Colleges”, Spring Conference, Orlando, Fl; April, 2010.</text:span></text:p>
      <text:p text:style-name="P9"/>
      <text:p text:style-name="P2"><text:span text:style-name="T28"><text:s/>“</text:span><text:span text:style-name="T14">International Conference for Critical Thinking”, Berkeley, CA; July 2010.</text:span></text:p>
      <text:p text:style-name="P9"/>
      <text:p text:style-name="P9"><text:span text:style-name="T37">“</text:span>International Conference for Critical Thinking”, Berkeley, CA; July 2009.</text:p>
      <text:p text:style-name="P9"/>
      <text:p text:style-name="P2"><text:span text:style-name="T28">“</text:span><text:span text:style-name="T14">Leadership Charlotte County”, Leadership Institute, Punta Gorda, FL; Sept. 2007 -08. </text:span></text:p>
      <text:p text:style-name="P9"/>
      <text:p text:style-name="P2"><text:span text:style-name="T28">“</text:span><text:span text:style-name="T14">International Conference for Critical Thinking”, Berkeley, CA; July 2005.</text:span></text:p>
      <text:p text:style-name="P9"/>
      <text:p text:style-name="P88"><text:span text:style-name="T28">“</text:span><text:span text:style-name="T14">Foundations of Excellence Select 2009 Cohort Launch Meeting”, John N. Gardner Institute for Excellence in Undergraduate <text:s/>Education, Ashville, NC; August, 2009 </text:span></text:p>
      <text:p text:style-name="P10"/>
      <text:p text:style-name="P88"><text:span text:style-name="T28">“</text:span><text:span text:style-name="T14">Innovations 2010 Conference, the League for Innovation in the Community College”, Baltimore, Maryland; March, 2010. </text:span></text:p>
      <text:p text:style-name="P9"/>
      <text:p text:style-name="P88"><text:span text:style-name="T28">“</text:span><text:span text:style-name="T14">Annual Meeting of the Southern Association of Colleges and Schools Commission on Colleges”, Atlanta, GA; December 2009 </text:span></text:p>
      <text:p text:style-name="P9"/>
      <text:p text:style-name="P88"><text:span text:style-name="T28">“</text:span><text:span text:style-name="T14">DACUM (Developing a Curriculum) Occupational Analysis Training for Facilitators”, Eastern Kentucky University, Richmond, KY; 2006.</text:span></text:p>
      <text:p text:style-name="P89"/>
      <text:p text:style-name="P89"><text:span text:style-name="T37">“</text:span>How to Successfully Manage Multiple Locations”, Pryor Seminars: PARK University Enterprises, Inc., </text:p>
      <text:p text:style-name="P73">Atlanta, GA; June 2006. </text:p>
      <text:p text:style-name="P9"/>
      <text:p text:style-name="P2"><text:span text:style-name="T28">“</text:span><text:span text:style-name="T14">ePortfolio Implementation Training” (2 days) by Blackboard; February 2005. <text:s/></text:span></text:p>
      <text:p text:style-name="P9"/>
      <text:p text:style-name="P9"><text:span text:style-name="T37">“</text:span>International Conference for Critical Thinking”, Palo Alto, CA; July 2004.</text:p>
      <text:p text:style-name="P79"/>
      <text:p text:style-name="P89"/>
      <text:p text:style-name="P88"><text:span text:style-name="T14">Selected participant, Future Presidents Institute, </text:span><text:span text:style-name="T21">UNC Center for School Leadership Development</text:span><text:span text:style-name="T14">, Chapel Hill, NC; July 2004.</text:span></text:p>
      <text:p text:style-name="P9"/>
      <text:p text:style-name="P2"><text:span text:style-name="T28"><text:s/>“</text:span><text:span text:style-name="T14">Foundation for Critical Thinking Workshop”, </text:span><text:span text:style-name="T21">Appalachian State University</text:span><text:span text:style-name="T14">, Boone; NC; June 2004.</text:span></text:p>
      <text:p text:style-name="P9"/>
      <text:p text:style-name="P2"><text:span text:style-name="T28">“</text:span><text:span text:style-name="T14">National Academy for Critical Thinking Training”, </text:span><text:span text:style-name="T21">Sonoma State University</text:span><text:span text:style-name="T14">; July 2003.</text:span></text:p>
      <text:p text:style-name="P9"/>
      <text:p text:style-name="P2"><text:span text:style-name="T28"><text:s/>“</text:span><text:span text:style-name="T14">21st Century Learning Outcomes: Identifying, Delivering, and Assessing What Students Need To Know”, </text:span></text:p>
      <text:p text:style-name="P77"><text:span text:style-name="T21">Innovations 2001 Learning Center Course</text:span><text:span text:style-name="T14">: Hyatt Regency, Atlanta, GA; February 2001.</text:span></text:p>
      <text:p text:style-name="P12"/>
      <text:p text:style-name="P2"><text:soft-page-break/><text:span text:style-name="T28"><text:s/>“</text:span><text:span text:style-name="T14">Cooperative Learning Workshop” (30 hours), by Dr. Roger Johnson, Director of The Center for Cooperative </text:span></text:p>
      <text:p text:style-name="P77"><text:span text:style-name="T14">Learning, </text:span><text:span text:style-name="T21">University of Minnesota</text:span><text:span text:style-name="T14">; October 2000.</text:span></text:p>
      <text:p text:style-name="P9"/>
      <text:p text:style-name="P88"><text:span text:style-name="T28">“</text:span><text:span text:style-name="T14">Seven Habits of Highly Effective People Training”, by Author Stephen R. Covey, Raleigh, NC; January 2000.</text:span></text:p>
      <text:p text:style-name="P9"/>
      <text:p text:style-name="P88"><text:span text:style-name="T28">“</text:span><text:span text:style-name="T14">Developing a Comprehensive Faculty Evaluation System Workshop” (3 days), by Raoul Arreola and Lawrence Aleamoni, Orlando, FL; October 1998.</text:span></text:p>
      <text:p text:style-name="P78"/>
      <text:p text:style-name="P9">Participant, NCCCS Senior Administrators’ Institute, chosen by North Carolina Community College, October </text:p>
      <text:p text:style-name="P78">2000.</text:p>
      <text:p text:style-name="P9"/>
      <text:p text:style-name="P89">Participant, “Leadership Surry County, NC”: Development program designed to identify and select promising</text:p>
      <text:p text:style-name="P73">citizens that will become vehicles for constructive change. September 1998.</text:p>
      <text:p text:style-name="P19"/>
      <text:p text:style-name="P16">Professional Affiliations &amp; Appointments</text:p>
      <text:p text:style-name="P9"/>
      <text:p text:style-name="P9">Member, Advisory board of National Council for Excellence in Critical Thinking sponsored by the </text:p>
      <text:p text:style-name="P78">Critical Thinking Foundation, Sonoma State University, Sonoma, CA; July 2004 - present. </text:p>
      <text:p text:style-name="P9">Member, Advisory board for University of North Carolina at Greensboro graduate programs for </text:p>
      <text:p text:style-name="P78">Community College Education and Adult Learning; 2003- present.</text:p>
      <text:p text:style-name="P26">Originator &amp; Host, “NC Community College Colloquium for Critical Thinking”; December 2005.</text:p>
      <text:p text:style-name="P2"><text:span text:style-name="T14">Facilitator, Programming and Capital needs Focus Group by Pappas Consulting Group, </text:span><text:span text:style-name="T21">NC</text:span></text:p>
      <text:p text:style-name="P77"><text:span text:style-name="T22"><text:s/></text:span><text:span text:style-name="T21">Community Colleges and the University of North Carolina</text:span><text:span text:style-name="T14">, Raleigh, NC; 2005. <text:s/></text:span></text:p>
      <text:p text:style-name="P88"><text:span text:style-name="T14">Lead Evaluator, Quality Enhancement Plan, SACS visitation team, </text:span><text:span text:style-name="T21">West Texas College</text:span><text:span text:style-name="T14">, Snyder, TX; October 2007.</text:span></text:p>
      <text:p text:style-name="P88"><text:span text:style-name="T14">Lead Evaluator, Quality Enhancement Plan, SACS visitation team, </text:span><text:span text:style-name="T21">Wallace State Community College</text:span><text:span text:style-name="T14">, Hanceville, AL; September 2004.</text:span></text:p>
      <text:p text:style-name="P2"><text:span text:style-name="T14">Lead Evaluator, Quality Enhancement Plan, SACS visitation team, </text:span><text:span text:style-name="T21">Cleveland State Community </text:span></text:p>
      <text:p text:style-name="P72"><text:span text:style-name="T21">College</text:span><text:span text:style-name="T14">, TN; Spring 2004</text:span></text:p>
      <text:p text:style-name="P9">Member, SACS off-site review committee, Atlanta, GA; April 2007.</text:p>
      <text:p text:style-name="P2"><text:span text:style-name="T14">Special SACS investigative team, </text:span><text:span text:style-name="T21">American Intercontinental University</text:span><text:span text:style-name="T14">, Atlanta, </text:span></text:p>
      <text:p text:style-name="P78">GA; July 2005.</text:p>
      <text:p text:style-name="P88"><text:span text:style-name="T14">Member, Follow-up Committee: Special SACS investigative team, </text:span><text:span text:style-name="T21">American Intercontinental University</text:span><text:span text:style-name="T14">, Atlanta, GA; September 2006.</text:span></text:p>
      <text:p text:style-name="P2"><text:span text:style-name="T14">Facilitator, Quality Enhancement Plan Focus Group, </text:span><text:span text:style-name="T21">Mitchell Community College</text:span><text:span text:style-name="T14">, Statesville, </text:span></text:p>
      <text:p text:style-name="P78">NC; May 2005.</text:p>
      <text:p text:style-name="P9">Member, Steering Committee, Surry County Early College High School</text:p>
      <text:p text:style-name="P9">Member, Foundation Board, Old North State Winegrowers Association</text:p>
      <text:p text:style-name="P9">Member, North Carolina Association of Community College Instructional Administrators</text:p>
      <text:p text:style-name="P9">Member, North Carolina Association of Distance Learning</text:p>
      <text:p text:style-name="P9">Member, National Association of Developmental Education</text:p>
      <text:p text:style-name="P9">Member, North Carolina Association of Developmental Education</text:p>
      <text:p text:style-name="P9">Member, Alpha Chi Honor Society</text:p>
      <text:p text:style-name="P9">Member, North Carolina Council of Teachers of Mathematics</text:p>
      <text:p text:style-name="P69"/>
      <text:p text:style-name="P9"><text:soft-page-break/></text:p>
      <text:p text:style-name="P9">Chair, Surry Community College Academic Council; 2002 – <text:span text:style-name="T56">2007</text:span></text:p>
      <text:p text:style-name="P9">Co-Chair, Surry Community College Council for Innovation and Student Learning; 2002 – 2003.</text:p>
      <text:p text:style-name="P9">Committee Member, Mt. Airy City Schools Strategic Planning </text:p>
      <text:p text:style-name="P9">Member, NCCCS subcommittee, review course criteria for selective topics and seminar courses, </text:p>
      <text:p text:style-name="P9">April 2005.</text:p>
      <text:p text:style-name="P2"><text:span text:style-name="T14">Member, SACS visitation team, </text:span><text:span text:style-name="T21">West Georgia Technical College</text:span><text:span text:style-name="T14">, LaGrange, GA; January 2005.</text:span></text:p>
      <text:p text:style-name="P9">Member, Advisory Board of College of the Albemarle’s School of Professional Crafts, 2004.</text:p>
      <text:p text:style-name="P69"/>
      <text:p text:style-name="P69"/>
      <text:p text:style-name="P8">GRANTS</text:p>
      <text:p text:style-name="P8"/>
      <text:p text:style-name="P9">Co-Authored Title III grant at Edison State College; 2010.</text:p>
      <text:p text:style-name="P9"/>
      <text:p text:style-name="P9">Co-Authored Tech Prep grant at SCC for $40,000.00; 2006.</text:p>
      <text:p text:style-name="P9"/>
      <text:p text:style-name="P9">Authored $100,000.00 grant for modularizing online courses at SCC; 2006.</text:p>
      <text:p text:style-name="P9"/>
      <text:p text:style-name="P9">Authored and received FIPSE grant award for $300,000 for developing community college wine program; 2002.</text:p>
      <text:p text:style-name="P9"/>
      <text:p text:style-name="P9">Authored and awarded Golden Leaf (NC) grants for $450,000 for winemaking program; 2001, 2002.</text:p>
      <text:p text:style-name="P9"/>
      <text:p text:style-name="P9">Authored State Board Reserve Fund grant: Promoting Globalization and Diversity at Surry Community college; May 2001.</text:p>
      <text:p text:style-name="P9"/>
      <text:p text:style-name="P9">Co-authored special Reserve Fund grant for new Viticulture Program; May 2000.</text:p>
      <text:p text:style-name="P9"/>
      <text:p text:style-name="P9">Authored and received grant for Fast-Track Developmental Education Retention Project; July 1999.</text:p>
      <text:p text:style-name="P11"/>
      <text:p text:style-name="P23">Hobbies</text:p>
      <text:p text:style-name="P14"/>
      <text:p text:style-name="P2">Competitive running (marathon, half-marathon, 10K, biathlon competition), cycling, swimming, triathlons, boating, sport fishing; reading, <text:span text:style-name="T57">writing, </text:span>and travel.</text:p>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style:font-name-complex="Courier New"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9pt" style:font-size-asian="9pt"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fo:font-size="9pt" style:font-size-asian="9pt"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Courier New" fo:font-size="9pt" style:font-size-asian="9pt" style:font-name-complex="Courier New"/>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fo:font-size="9pt" style:font-size-asian="9pt"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fo:font-size="9pt" style:font-size-asian="9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9pt" style:font-size-asian="9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Book Antiqua" fo:font-size="11pt" style:font-size-asian="11pt" style:font-name-complex="Book Antiqua" style:font-size-complex="11pt"/>
    </style:style>
    <style:style style:name="WW8Num14z1"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5z0" style:family="text">
      <style:text-properties style:font-name="Symbol" fo:font-size="9pt" style:font-size-asian="9pt"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9pt" style:font-size-asian="9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fo:color="#000000"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fo:color="#000000"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Book Antiqua" fo:font-size="11pt" style:font-size-asian="11pt" style:font-name-complex="Book Antiqua" style:font-size-complex="11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Book Antiqua" fo:font-size="11pt" style:font-size-asian="11pt" style:font-name-complex="Book Antiqua" style:font-size-complex="11pt"/>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0pt" style:font-size-asian="10pt" style:font-name-complex="Symbol"/>
    </style:style>
    <style:style style:name="WW8Num26z1" style:family="text">
      <style:text-properties style:font-name="Courier New" fo:font-size="10pt" style:font-size-asian="10pt" style:font-name-complex="Courier New"/>
    </style:style>
    <style:style style:name="WW8Num26z2" style:family="text">
      <style:text-properties style:font-name="Wingdings" fo:font-size="10pt" style:font-size-asian="10pt" style:font-name-complex="Wingdings"/>
    </style:style>
    <style:style style:name="WW8Num27z0" style:family="text">
      <style:text-properties style:font-name="Symbol" fo:font-size="9pt" style:font-size-asian="9pt"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9pt" style:font-size-asian="9pt" style:font-name-complex="Symbol"/>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text-properties style:font-name="Symbol" fo:font-size="9pt" style:font-size-asian="9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color="#000000"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fo:font-size="10pt" style:font-size-asian="10pt" style:font-name-complex="Symbol"/>
    </style:style>
    <style:style style:name="WW8Num37z1" style:family="text">
      <style:text-properties style:font-name="Courier New" fo:font-size="10pt" style:font-size-asian="10pt" style:font-name-complex="Courier New"/>
    </style:style>
    <style:style style:name="WW8Num37z2" style:family="text">
      <style:text-properties style:font-name="Wingdings" fo:font-size="10pt" style:font-size-asian="10pt"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size="12pt" fo:language="en" fo:country="US" style:font-size-asian="12pt" style:font-name-complex="Courier New"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3-10-09T16:08:10.002000000</dc:date>
    <meta:print-date>2010-04-19T12:41:00</meta:print-date>
    <meta:editing-cycles>9</meta:editing-cycles>
    <meta:editing-duration>P4DT23H23M49S</meta:editing-duration>
    <meta:generator>LibreOffice/4.1.1.2$Windows_x86 LibreOffice_project/7e4286b58adc75a14f6d83f53a03b6c11fa2903</meta:generator>
    <meta:document-statistic meta:table-count="0" meta:image-count="0" meta:object-count="0" meta:page-count="11" meta:paragraph-count="261" meta:word-count="3328" meta:character-count="25600" meta:non-whitespace-character-count="22329"/>
  </office:meta>
</office:document-meta>
</file>